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398in"/>
    </style:style>
    <style:style style:name="co2" style:family="table-column">
      <style:table-column-properties fo:break-before="auto" style:column-width="3.6917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2 distanceAlgorithm STATISTICS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11,ae,3,af,ag,ai,an,ao,ap,8,</text:p>
          </table:table-cell>
          <table:table-cell office:value-type="string">
            <text:p>c,k,y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11,ae,3,af,ag,ai,an,ao,ap,8,</text:p>
          </table:table-cell>
          <table:table-cell office:value-type="string">
            <text:p>c,k,y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11,ae,3,af,ag,ai,an,ao,ap,8,</text:p>
          </table:table-cell>
          <table:table-cell office:value-type="string">
            <text:p>c,k,y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11,ae,3,af,ag,ai,an,ao,ap,8,</text:p>
          </table:table-cell>
          <table:table-cell office:value-type="string">
            <text:p>c,k,y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7,11,ae,3,af,ag,ai,an,ao,ap,8,</text:p>
          </table:table-cell>
          <table:table-cell office:value-type="string">
            <text:p>c,k,y,7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11,ae,3,af,ag,ai,an,ao,ap,8,</text:p>
          </table:table-cell>
          <table:table-cell office:value-type="string">
            <text:p>c,k,y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11,ae,3,af,ag,ai,an,ao,ap,8,</text:p>
          </table:table-cell>
          <table:table-cell office:value-type="string">
            <text:p>c,k,y,11,ae,3,af,ag,ai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v,y,7,aa,13,11,ad,ae,3,af,ag,ai,an,ao,ap,8,4,6,</text:p>
          </table:table-cell>
          <table:table-cell office:value-type="string">
            <text:p>c,k,y,11,ae,3,af,ag,ai,an,ao,ap,8,</text:p>
          </table:table-cell>
          <table:table-cell office:value-type="string">
            <text:p>c,k,y,11,ae,3,af,ag,ai,an,ao,ap,8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2 distanceAlgorithm STATISTICS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ap,8,2,4,6,</text:p>
          </table:table-cell>
          <table:table-cell office:value-type="string">
            <text:p>c,k,s,y,7,aa,11,ae,ag,ai,ak,al,an,ao,ap,8,</text:p>
          </table:table-cell>
          <table:table-cell office:value-type="string">
            <text:p>c,k,s,y,7,aa,11,ae,ag,ai,ak,al,an,ao,ap,8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3:02:45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